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indent="0.4923in"/>
    </style:style>
    <style:style style:name="P3" style:parent-style-name="Normal" style:family="paragraph">
      <style:paragraph-properties fo:line-height="150%" fo:text-indent="0.4923in"/>
    </style:style>
    <style:style style:name="P4" style:parent-style-name="Normal" style:family="paragraph">
      <style:paragraph-properties fo:text-indent="0.4923in"/>
    </style:style>
    <style:style style:name="TableColumn6" style:family="table-column">
      <style:table-column-properties style:column-width="2.7256in" style:use-optimal-column-width="false"/>
    </style:style>
    <style:style style:name="TableColumn7" style:family="table-column">
      <style:table-column-properties style:column-width="4.2013in" style:use-optimal-column-width="false"/>
    </style:style>
    <style:style style:name="Table5" style:family="table">
      <style:table-properties style:width="6.927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 style:parent-style-name="TableHeading" style:family="paragraph">
      <style:paragraph-properties fo:text-align="start">
        <style:tab-stops>
          <style:tab-stop style:type="center" style:position="1.3868in"/>
        </style:tab-stops>
      </style:paragraph-properties>
    </style:style>
    <style:style style:name="TableCell11" style:family="table-cell">
      <style:table-cell-properties fo:border="0.0034in solid #000000" fo:padding-top="0.0381in" fo:padding-left="0.0381in" fo:padding-bottom="0.0381in" fo:padding-right="0.0381in"/>
    </style:style>
    <style:style style:name="TableRow12" style:family="table-row">
      <style:table-row-properties style:use-optimal-row-height="false"/>
    </style:style>
    <style:style style:name="TableCell13" style:family="table-cell">
      <style:table-cell-properties fo:border-top="none" fo:border-left="0.0034in solid #000000" fo:border-bottom="0.0034in solid #000000" fo:border-right="none" fo:padding-top="0.0381in" fo:padding-left="0.0381in" fo:padding-bottom="0.0381in" fo:padding-right="0.0381in"/>
    </style:style>
    <style:style style:name="TableCell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fo:padding-top="0.0381in" fo:padding-left="0.0381in" fo:padding-bottom="0.0381in" fo:padding-right="0.0381in"/>
    </style:style>
    <style:style style:name="TableCell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 style:family="table-row">
      <style:table-row-properties style:use-optimal-row-height="false"/>
    </style:style>
    <style:style style:name="TableCell19" style:family="table-cell">
      <style:table-cell-properties fo:border-top="none" fo:border-left="0.0034in solid #000000" fo:border-bottom="0.0034in solid #000000" fo:border-right="none" fo:padding-top="0.0381in" fo:padding-left="0.0381in" fo:padding-bottom="0.0381in" fo:padding-right="0.0381in"/>
    </style:style>
    <style:style style:name="TableCell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fo:padding-top="0.0381in" fo:padding-left="0.0381in" fo:padding-bottom="0.0381in" fo:padding-right="0.0381in"/>
    </style:style>
    <style:style style:name="TableCell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fo:padding-top="0.0381in" fo:padding-left="0.0381in" fo:padding-bottom="0.0381in" fo:padding-right="0.0381in"/>
    </style:style>
    <style:style style:name="TableCell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fo:padding-top="0.0381in" fo:padding-left="0.0381in" fo:padding-bottom="0.0381in" fo:padding-right="0.0381in"/>
    </style:style>
    <style:style style:name="TableCell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fo:padding-top="0.0381in" fo:padding-left="0.0381in" fo:padding-bottom="0.0381in" fo:padding-right="0.0381in"/>
    </style:style>
  </office:automatic-styles>
  <office:body>
    <office:text text:use-soft-page-breaks="true">
      <text:p text:style-name="P1"/>
      <text:p text:style-name="P3">Throughout the duration of my summer internship, I very regularly utilized various documentation and resources to complete my daily tasks. Due to the fact that this internship pushed me<text:s/>significantly out of my comfort zone of managing databases and programming and instead had me performing hardware diagnostics, construction planning and coordinating, tooling upgrades and other miscellaneous tasks, I had to find resources that could lessen<text:s/>the learning curve. The resources below are ones I used on a regular basis; there were numerous other sources of information accessed that I do not have documentation of and left out, but they were minimally useful in the big picture.</text:p>
      <text:p text:style-name="P4"/>
      <table:table table:style-name="Table5">
        <table:table-columns>
          <table:table-column table:style-name="TableColumn6"/>
          <table:table-column table:style-name="TableColumn7"/>
        </table:table-columns>
        <table:table-header-rows>
          <table:table-row table:style-name="TableRow8">
            <table:table-cell table:style-name="TableCell9">
              <text:p text:style-name="P10"><text:tab/>Resource Name / URL:</text:p>
            </table:table-cell>
            <table:table-cell table:style-name="TableCell11">
              <text:p text:style-name="TableHeading">Resource Description:</text:p>
            </table:table-cell>
          </table:table-row>
        </table:table-header-rows>
        <table:table-row table:style-name="TableRow12">
          <table:table-cell table:style-name="TableCell13">
            <text:p text:style-name="TableContents">ABB Document Storage and Retrieval System</text:p>
          </table:table-cell>
          <table:table-cell table:style-name="TableCell14">
            <text:p text:style-name="TableContents">This was a secured internal website that housed approximately 75,000 documents from logs, standard operating procedures, engineering documents, MSDS worksheets etc.</text:p>
            <text:p text:style-name="TableContents"/>
            <text:p text:style-name="TableContents">I used this system<text:s/>very regularly as I was requested to update several SOP documents, upload the MSDS worksheets for my projects, and write several pieces of literature documenting the changes I made to the server room and how to operate the new equipment. Though this system<text:s/>is very useful, the search function was horrid at best and I spent innumerable amounts of time searching for documents by keywords that may or may not have been accurate.</text:p>
          </table:table-cell>
        </table:table-row>
        <table:table-row table:style-name="TableRow15">
          <table:table-cell table:style-name="TableCell16">
            <text:p text:style-name="TableContents">Inside ABB</text:p>
          </table:table-cell>
          <table:table-cell table:style-name="TableCell17">
            <text:p text:style-name="TableContents">This is the ABB internal website for all divisions of ABB globally. I would check the news every morning for ABB updates and see what the other facilities were doing and also check for notifications regarding happenings within the power products high voltage division where I worked. This site was also used to manage my account<text:s/>password.</text:p>
            <text:p text:style-name="TableContents"/>
            <text:p text:style-name="TableContents">Overall this site wasn't vital to day to day work but it was definitely beneficial to know what was happening with corporate.</text:p>
          </table:table-cell>
        </table:table-row>
        <table:table-row table:style-name="TableRow18">
          <table:table-cell table:style-name="TableCell19">
            <text:p text:style-name="TableContents">IBM Helpdesk</text:p>
          </table:table-cell>
          <table:table-cell table:style-name="TableCell20">
            <text:p text:style-name="TableContents">This resource was more or less a wash as far as helpfulness goes. Due to the fact that IBM operates and<text:s/>maintains all of the ABB computing equipment, all support and notifications needed to be called into the helpdesk. Though all requests were successfully resolved, communication with foreigners over the phone adds a new level of difficulty.</text:p>
          </table:table-cell>
        </table:table-row>
        <table:table-row table:style-name="TableRow21">
          <table:table-cell table:style-name="TableCell22">
            <text:p text:style-name="TableContents">http://en.wikibooks.org/wiki/Windows_Batch_Scripting</text:p>
            <text:p text:style-name="TableContents"/>
            <text:p text:style-name="TableContents">http://en.wikibooks.org/wiki/Windows_Batch_Scripting</text:p>
          </table:table-cell>
          <table:table-cell table:style-name="TableCell23">
            <text:p text:style-name="TableContents">I used this resource on a regular basis to help refresh some of the batch syntax when writing and updating server-side scripts. This site was vital to understanding<text:s/>some of the nuances of shell scripting and also helped me work through a small amount of scripting with power shell for the newer systems, though the true benefits and strengths of the new language aren’t in this document. The biggest problem with this web page is that there is A LOT of information and detail, so it isn’t the best “quick reference” available, though the search function of the web browser fixes that.</text:p>
          </table:table-cell>
        </table:table-row>
        <table:table-row table:style-name="TableRow24">
          <table:table-cell table:style-name="TableCell25">
            <text:p text:style-name="TableContents">Numerous product catalogs</text:p>
            <text:p text:style-name="TableContents">(Gregory Equipment, Digikey, Grainger, McMaster Carr)</text:p>
          </table:table-cell>
          <table:table-cell table:style-name="TableCell26">
            <text:p text:style-name="TableContents">Throughout<text:s/>my internship I was required to complete numerous tasks outside of the computing field such as maintenance assistance, electrical, gas system implementations, etc. I was able to spec out parts for these systems and order them through the catalogues. The benefit? I found my parts. The problem with these resources? Organization; it was practically nonsensical at times.</text:p>
          </table:table-cell>
        </table:table-row>
        <table:table-row table:style-name="TableRow27">
          <table:table-cell table:style-name="TableCell28">
            <text:p text:style-name="TableContents">http://www-947.ibm.com/support/</text:p>
          </table:table-cell>
          <table:table-cell table:style-name="TableCell29">
            <text:p text:style-name="TableContents">I had to use this resource on several occasions to look up error codes, configurations, and other miscellaneous tidbits of information necessary to complete the assigned tasks. The website was vital to running the server room as we had no IT support in the building for the equipment, though the website many times had out of date support articles and numerous dead links.</text:p>
          </table:table-cell>
        </table:table-row>
        <table:table-row table:style-name="TableRow30">
          <table:table-cell table:style-name="TableCell31">
            <text:p text:style-name="TableContents">http://www.download.fullforceapps.com/braden/rackSpace/wwwroot/index.php</text:p>
          </table:table-cell>
          <table:table-cell table:style-name="TableCell32">
            <text:p text:style-name="TableContents">I made this website and populated it with the data necessary to reorganize the wiring and equipment during the server room renovation. This site was pivotal to ensuring device uptime, organization, downtime minimization during maintenance, and equipment configuration and tracking. The biggest downfall of the system is the fact that the style sheet and page caching system is very poor and many pages require a forced page refresh (CTRL+F5) several times whenever a change is made in order to display correctly.<text:s/></text:p>
          </table:table-cell>
        </table:table-row>
        <table:table-row table:style-name="TableRow33">
          <table:table-cell table:style-name="TableCell34">
            <text:p text:style-name="TableContents">The C++ Programming Language: Special Edition (3rd Edition)</text:p>
          </table:table-cell>
          <table:table-cell table:style-name="TableCell35">
            <text:p text:style-name="TableContents">This book was useful when updating programs to reflect server changes as many of our in-house programs are written in Borland C++. Even though this isn’t the same version of C++ the programs are written in, it was able to point me in the right direction whenever I was stuck. Although it was beneficial, having a book that was tailored to Borland C++ and the accompanying packages would have been better.</text:p>
          </table:table-cell>
        </table:table-row>
        <table:table-row table:style-name="TableRow36">
          <table:table-cell table:style-name="TableCell37">
            <text:p text:style-name="TableContents">Microsoft Visual Basic 6.0: Programmer's Guide</text:p>
          </table:table-cell>
          <table:table-cell table:style-name="TableCell38">
            <text:p text:style-name="TableContents">Much of the in-house software for the factory-floor computers was developed in VB6. Though the language is considered outdated and the programs are being converted to VB.net, until that time VB6 programs are still being modified in their native language. This book was vital to getting me started in a brand new language, though it was lacking detail for many functions as the book tried to cover too much in too little time;<text:s/>I still highly recommend it nonetheles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Braden Licastro<text:tab/>Description of Career Resources<text:tab/>CMPSC 501</text:p>
      </style:header>
      <style:footer>
        <text:p text:style-name="P2"><text:page-number text:fixed="false">1</text:page-number><text:s/>of<text:s/><text:page-count>2</text:page-count><text:tab/><text:tab/>Pledge: ______________________</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Braden Licastro</meta:initial-creator>
    <dc:creator>Braden Licastro</dc:creator>
    <meta:creation-date>2013-09-08T22:24:00Z</meta:creation-date>
    <dc:date>2013-12-05T00:28:00Z</dc:date>
    <meta:print-date>2013-12-04T22:18:00Z</meta:print-date>
    <meta:template xlink:href="Normal.dotm" xlink:type="simple"/>
    <meta:editing-cycles>17</meta:editing-cycles>
    <meta:editing-duration>PT17820S</meta:editing-duration>
    <meta:document-statistic meta:page-count="1" meta:paragraph-count="10" meta:word-count="798" meta:character-count="5338" meta:row-count="37" meta:non-whitespace-character-count="4550"/>
  </office:meta>
</office:document-meta>
</file>